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tr" fo:country="TR" fo:font-weight="bold" officeooo:rsid="00180182" officeooo:paragraph-rsid="00180182" style:font-weight-asian="bold" style:font-weight-complex="bold"/>
    </style:style>
    <style:style style:name="P2" style:family="paragraph" style:parent-style-name="Standard">
      <style:text-properties officeooo:paragraph-rsid="00180182"/>
    </style:style>
    <style:style style:name="P3" style:family="paragraph" style:parent-style-name="Standard">
      <style:text-properties fo:language="tr" fo:country="TR" officeooo:rsid="00180182" officeooo:paragraph-rsid="00180182"/>
    </style:style>
    <style:style style:name="T1" style:family="text">
      <style:text-properties fo:language="tr" fo:country="TR" officeooo:rsid="00180182"/>
    </style:style>
    <style:style style:name="T2" style:family="text">
      <style:text-properties officeooo:rsid="001922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şıkcı Elması Vakası</text:p>
      <text:p text:style-name="Standard"/>
      <text:p text:style-name="P2">Saraydan gelen haberci geldiğinde Müfettiş Zeki orta şekerli kahvesini yudumluyordu. <text:span text:style-name="T1">Odaya Bekçi Bahadır girdi ve akıl alamyacak bir haber verdi.</text:span></text:p>
      <text:p text:style-name="P2"><text:span text:style-name="T1">‘</text:span>Birisi hazine odasından Kaşıkçı Elması’nı çalmayı başarmış<text:span text:style-name="T1">’</text:span>,</text:p>
      <text:p text:style-name="P2">‘<text:span text:style-name="T1">Mümkün değil’ dedi Aziz fakat gerçeği kabullenmek zorunda idi.</text:span></text:p>
      <text:p text:style-name="P2"/>
      <text:p text:style-name="P3">Aldanmaz Aziz zanlıları müzenin yönetim odasına topladı.</text:p>
      <text:p text:style-name="P2">Kardinal Karlo <text:span text:style-name="T1">1.90 boyunda kara saçlı, kara gözlü, kara sakallı biri. Kırmızı kardinel cüppesinin üzerinde olması gereken haç orada değildi.</text:span></text:p>
      <text:p text:style-name="P3">Marangoz Ağa <text:span text:style-name="T2">1.60 boyunda ela gözlü bir adam.</text:span></text:p>
      <text:p text:style-name="P3"/>
      <text:p text:style-name="P2"><text:span text:style-name="T1"><text:s/></text:span>’nun cam kesebilen elmas uçlu haçı, pencerelerin yanındaki bahçede bulundu.",</text:p>
      <text:p text:style-name="Standard"><text:s text:c="8"/>"Marangoz Ağa, el aletleri çantasıyla kilitli meşe hazine kapısının önünde yakalandı. Kapı açıldığında elmas zaten yoktu.",</text:p>
      <text:p text:style-name="Standard"><text:s text:c="8"/>"Elmas kutusu kırılmıştı ve isle kaplı bir kaftana sarılmış ağır metal bir cisim yerde yatıyordu."</text:p>
      <text:p text:style-name="Standard"><text:s text:c="6"/>],</text:p>
      <text:p text:style-name="Standard"><text:s text:c="6"/>"suspects": ["Kardinal Karlo", "Cariye Dilber", "Marangoz Ağa"],</text:p>
      <text:p text:style-name="Standard"><text:s text:c="6"/>"locations": ["Kapı", "Baca", "Pencere"],</text:p>
      <text:p text:style-name="Standard"><text:s text:c="6"/>"weapons": ["Elmas Kesici", "şamdan", "Testere"],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8T13:15:33.238504900</meta:creation-date>
    <dc:date>2026-03-28T13:28:36.559729700</dc:date>
    <meta:editing-duration>PT1M38S</meta:editing-duration>
    <meta:editing-cycles>1</meta:editing-cycles>
    <meta:document-statistic meta:table-count="0" meta:image-count="0" meta:object-count="0" meta:page-count="1" meta:paragraph-count="14" meta:word-count="132" meta:character-count="1027" meta:non-whitespace-character-count="868"/>
    <meta:generator>LibreOffice/26.2.1.2$Windows_X86_64 LibreOffice_project/620$Build-2</meta:generator>
  </office:meta>
</office:document-meta>
</file>